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able_20_Contents">
      <style:text-properties style:text-underline-style="solid" style:text-underline-width="auto" style:text-underline-color="font-color"/>
    </style:style>
    <style:style style:name="P3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 style:master-page-name="First_20_Page">
      <style:paragraph-properties fo:text-align="center" style:justify-single-word="false" style:page-number="auto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>
        <text:changed-region xml:id="ct154341272" text:id="ct154341272">
          <text:insertion>
            <office:change-info>
              <dc:creator>Gauthier Bastien</dc:creator>
              <dc:date>2013-01-04T15:20:00</dc:date>
            </office:change-info>
          </text:insertion>
        </text:changed-region>
        <text:changed-region xml:id="ct154341384" text:id="ct154341384">
          <text:insertion>
            <office:change-info>
              <dc:creator>Gauthier Bastien</dc:creator>
              <dc:date>2013-01-04T15:20:00</dc:date>
            </office:change-info>
          </text:insertion>
        </text:changed-region>
        <text:changed-region xml:id="ct154340952" text:id="ct154340952">
          <text:insertion>
            <office:change-info>
              <dc:creator>Gauthier Bastien</dc:creator>
              <dc:date>2013-01-04T15:21:00</dc:date>
            </office:change-info>
          </text:insertion>
        </text:changed-region>
        <text:changed-region xml:id="ct154482320" text:id="ct154482320">
          <text:insertion>
            <office:change-info>
              <dc:creator>Gauthier Bastien</dc:creator>
              <dc:date>2012-02-17T11:16:00</dc:date>
            </office:change-info>
          </text:insertion>
        </text:changed-region>
        <text:changed-region xml:id="ct154490288" text:id="ct154490288">
          <text:insertion>
            <office:change-info>
              <dc:creator>Gauthier Bastien</dc:creator>
              <dc:date>2012-02-17T11:16:00</dc:date>
            </office:change-info>
          </text:insertion>
        </text:changed-region>
        <text:changed-region xml:id="ct154482128" text:id="ct154482128">
          <text:insertion>
            <office:change-info>
              <dc:creator>Gauthier Bastien</dc:creator>
              <dc:date>2012-02-24T11:11:00</dc:date>
            </office:change-info>
          </text:insertion>
        </text:changed-region>
        <text:changed-region xml:id="ct154496032" text:id="ct154496032">
          <text:insertion>
            <office:change-info>
              <dc:creator>Gauthier Bastien</dc:creator>
              <dc:date>2012-02-24T11:1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II. COMMISSION DE L'ADMINISTRATION GENERALE</text:p>
      <text:p text:style-name="P3">(<text:change-start text:change-id="ct154341272"/>self.utranslate("weekday_%s" % self.getPreMeetingDate_2().aDay().lower(), domain="plonelocales")<text:change-end text:change-id="ct154341272"/> <text:change-start text:change-id="ct154341384"/>tool.formatDate(self.getPreMeetingDate_2(), withHour=True)<text:change-end text:change-id="ct154341384"/>, <text:change-start text:change-id="ct154340952"/>self.getPreMeetingPlace_2()<text:change-end text:change-id="ct154340952"/>)</text:p>
      <text:p text:style-name="P4">Procés-verbal de la Commission</text:p>
      <text:p text:style-name="Standard"/>
      <text:p text:style-name="Standard"><office:annotation><dc:creator>Gauthier Bastien</dc:creator><dc:date>2012-02-24T11:08:01</dc:date><text:p text:style-name="P7"><text:span text:style-name="T2">do text</text:span></text:p><text:p text:style-name="P7"><text:span text:style-name="T2">from xhtml(self.getStrikedField(self.getPreMeetingAssembly_4()))</text:span></text:p></office:annotation>Assemblée de la commission</text:p>
      <text:p text:style-name="Standard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"><text:span text:style-name="T1"><office:annotation><dc:creator>Gauthier Bastien</dc:creator><dc:date>2012-02-14T16:41:11</dc:date><text:p text:style-name="P8"><text:span text:style-name="T2">do row for item in self.adapted().getPrintableItems(itemUids, categories=</text:span><text:span text:style-name="T5">['commission-ag', 'commission-finances', 'commission-enseignement', 'commission-culture', 'commission-sport', 'commission-sante',]</text:span><text:span text:style-name="T2">, renumber=True)</text:span></text:p></office:annotation></text:span><text:change-start text:change-id="ct154482320"/><text:span text:style-name="T1">item[0]</text:span><text:change-end text:change-id="ct154482320"/><text:span text:style-name="T1">. </text:span><text:change-start text:change-id="ct154490288"/><text:span text:style-name="T1">item[1].Title()</text:span><text:change-end text:change-id="ct154490288"/></text:p>
            <text:p text:style-name="Table_20_Contents"/>
            <text:p text:style-name="Table_20_Contents"><office:annotation><dc:creator>Gauthier Bastien</dc:creator><dc:date>2012-02-15T15:26:52</dc:date><text:p text:style-name="P7"><text:span text:style-name="T2">do text</text:span></text:p><text:p text:style-name="P7"><text:span text:style-name="T2">from xhtml(item[1].getCommissionTranscript())</text:span></text:p></office:annotation>Retranscription</text:p>
            <text:p text:style-name="Table_20_Contents"/>
          </table:table-cell>
        </table:table-row>
      </table:table>
      <text:p text:style-name="Standard"/>
      <text:p text:style-name="P5"><office:annotation><dc:creator>Gauthier Bastien</dc:creator><dc:date>2012-02-24T11:55:46</dc:date><text:p text:style-name="P7"><text:span text:style-name="T2">do text if </text:span><text:span text:style-name="T5">self.adapted().getPrintableItems(itemUids, categories=['commission-ag-1er-supplement', 'commission-finances-1er-supplement', 'commission-enseignement-1er-supplement',</text:span><text:span text:style-name="T5">'commission-culture-1er-supplement','commission-sport-1er-supplement','commission-sante-1er-supplement',</text:span><text:span text:style-name="T5">])</text:span></text:p></office:annotation>Supplément<text:line-break/>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2"><text:span text:style-name="T1"><office:annotation><dc:creator>Gauthier Bastien</dc:creator><dc:date>2012-02-14T16:41:11</dc:date><text:p text:style-name="P8"><text:span text:style-name="T3">do row for item in self.adapted().getPrintableItems(itemUids, categories=</text:span><text:span text:style-name="T4">['commission-ag-1er-supplement', 'commission-finances-1er-supplement', 'commission-enseignement-1er-supplement','commission-culture-1er-supplement','commission-sport-1er-supplement','commission-sante-1er-supplement',]</text:span><text:span text:style-name="T3">, renumber=True, firstNumber=len(</text:span><text:span text:style-name="T4">self.adapted().getPrintableItems(itemUids, categories=</text:span><text:span text:style-name="T4">['commission-ag-1er-supplement', 'commission-finances-1er-supplement', 'commission-enseignement-1er-supplement','commission-culture-1er-supplement','commission-sport-1er-supplement','commission-sante-1er-supplement',]</text:span><text:span text:style-name="T4">, renumber=True)</text:span><text:span text:style-name="T3">)+1)</text:span></text:p></office:annotation></text:span><text:change-start text:change-id="ct154482128"/><text:span text:style-name="T1">item[0]</text:span><text:change-end text:change-id="ct154482128"/><text:span text:style-name="T1">. </text:span><text:change-start text:change-id="ct154496032"/><text:span text:style-name="T1">item[1].Title()</text:span><text:change-end text:change-id="ct154496032"/></text:p>
            <text:p text:style-name="Table_20_Contents"/>
            <text:p text:style-name="Table_20_Contents"><office:annotation><dc:creator>Gauthier Bastien</dc:creator><dc:date>2012-02-15T15:26:52</dc:date><text:p text:style-name="P7"><text:span text:style-name="T2">do text</text:span></text:p><text:p text:style-name="P7"><text:span text:style-name="T2">from xhtml(item[1].getCommissionTranscript())</text:span></text:p></office:annotation>Retranscription</text:p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2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shadow="none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/>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hier Bastien</meta:initial-creator>
    <meta:creation-date>2012-02-14T16:23:17</meta:creation-date>
    <dc:date>2013-05-24T11:06:53</dc:date>
    <dc:creator>Gauthier Bastien</dc:creator>
    <meta:editing-duration>PT3H14M56S</meta:editing-duration>
    <meta:editing-cycles>55</meta:editing-cycles>
    <meta:generator>LibreOffice/3.5$Linux_x86 LibreOffice_project/350m1$Build-2</meta:generator>
    <meta:document-statistic meta:table-count="2" meta:image-count="0" meta:object-count="0" meta:page-count="1" meta:paragraph-count="10" meta:word-count="33" meta:character-count="381" meta:non-whitespace-character-count="361"/>
  </office:meta>
</office:document-meta>
</file>